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81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99.44pt"/>
    </style:style>
    <style:style style:name="co6" style:family="table-column">
      <style:table-column-properties fo:break-before="auto" style:column-width="155.54pt"/>
    </style:style>
    <style:style style:name="co7" style:family="table-column">
      <style:table-column-properties fo:break-before="auto" style:column-width="137.25pt"/>
    </style:style>
    <style:style style:name="co8" style:family="table-column">
      <style:table-column-properties fo:break-before="auto" style:column-width="197.8pt"/>
    </style:style>
    <style:style style:name="co9" style:family="table-column">
      <style:table-column-properties fo:break-before="auto" style:column-width="178.89pt"/>
    </style:style>
    <style:style style:name="co10" style:family="table-column">
      <style:table-column-properties fo:break-before="auto" style:column-width="18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honelog entries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ce1"/>
        <table:table-column table:style-name="co6" table:default-cell-style-name="Default"/>
        <table:table-column table:style-name="co1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nouns</text:p>
          </table:table-cell>
          <table:table-cell table:style-name="Default" office:value-type="string" calcext:value-type="string">
            <text:p>user</text:p>
          </table:table-cell>
          <table:table-cell table:style-name="Default" office:value-type="string" calcext:value-type="string">
            <text:p>urgent</text:p>
          </table:table-cell>
          <table:table-cell office:value-type="string" calcext:value-type="string">
            <text:p>phonenumber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allertype</text:p>
          </table:table-cell>
          <table:table-cell table:style-name="Default" office:value-type="string" calcext:value-type="string">
            <text:p>resolved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deleted</text:p>
          </table:table-cell>
          <table:table-cell office:value-type="string" calcext:value-type="string">
            <text:p>createdAt</text:p>
          </table:table-cell>
          <table:table-cell table:style-name="Default" office:value-type="string" calcext:value-type="string">
            <text:p>resolvedBy</text:p>
          </table:table-cell>
          <table:table-cell office:value-type="string" calcext:value-type="string">
            <text:p>dateResolved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table:formula="of:=INDIRECT(&quot;pronouns.A&quot;&amp;RANDBETWEEN(1;8))" office:value-type="string" office:string-value="Masculine" calcext:value-type="string">
            <text:p>Masculine</text:p>
          </table:table-cell>
          <table:table-cell table:formula="of:=INDIRECT(&quot;socialworker.A&quot;&amp;RANDBETWEEN(1;6))" office:value-type="string" office:string-value="ObjectId(5a6ca05f542712398bb12359)" calcext:value-type="string">
            <text:p>ObjectId(5a6ca05f542712398bb12359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6678990" calcext:value-type="float">
            <text:p>5146678990</text:p>
          </table:table-cell>
          <table:table-cell table:formula="of:=INDIRECT(&quot;subject.A&quot;&amp;RANDBETWEEN(1;16))" office:value-type="string" office:string-value="Medical" calcext:value-type="string">
            <text:p>Medical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Social worker" calcext:value-type="string">
            <text:p>Social worker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1-21T16:00:06.294Z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string" calcext:value-type="string">
            <text:p>2018-01-31T16:00:06.294Z</text:p>
          </table:table-cell>
          <table:table-cell table:formula="of:=INDIRECT(&quot;socialworker.A&quot;&amp;RANDBETWEEN(4;6))" office:value-type="string" office:string-value="ObjectId(5a6ca05f54123983bb121933)" calcext:value-type="string">
            <text:p>ObjectId(5a6ca05f54123983bb121933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table:formula="of:=INDIRECT(&quot;pronouns.A&quot;&amp;RANDBETWEEN(1;8))" office:value-type="string" office:string-value="Neutral" calcext:value-type="string">
            <text:p>Neutral</text:p>
          </table:table-cell>
          <table:table-cell table:formula="of:=INDIRECT(&quot;socialworker.A&quot;&amp;RANDBETWEEN(1;6))" office:value-type="string" office:string-value="ObjectId(5a6ca05f542712398bb12359)" calcext:value-type="string">
            <text:p>ObjectId(5a6ca05f542712398bb12359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5611231" calcext:value-type="float">
            <text:p>5145611231</text:p>
          </table:table-cell>
          <table:table-cell table:formula="of:=INDIRECT(&quot;subject.A&quot;&amp;RANDBETWEEN(1;16))" office:value-type="string" office:string-value="Medical" calcext:value-type="string">
            <text:p>Medical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ther person" calcext:value-type="string">
            <text:p>Other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1-01T01:39:35.43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1-01T01:39:35.433Z</text:p>
          </table:table-cell>
          <table:table-cell table:formula="of:=INDIRECT(&quot;socialworker.A&quot;&amp;RANDBETWEEN(4;6))" office:value-type="string" office:string-value="ObjectId(5a6ca05f542712398bb12359)" calcext:value-type="string">
            <text:p>ObjectId(5a6ca05f542712398bb12359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Nichola</text:p>
          </table:table-cell>
          <table:table-cell table:formula="of:=INDIRECT(&quot;pronouns.A&quot;&amp;RANDBETWEEN(1;8))" office:value-type="string" office:string-value="Feminine" calcext:value-type="string">
            <text:p>Feminine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5678912" calcext:value-type="float">
            <text:p>5145678912</text:p>
          </table:table-cell>
          <table:table-cell table:formula="of:=INDIRECT(&quot;subject.A&quot;&amp;RANDBETWEEN(1;16))" office:value-type="string" office:string-value="Financial" calcext:value-type="string">
            <text:p>Financial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Trans person" calcext:value-type="string">
            <text:p>Trans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1-10T02:43:55.46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1-10T02:43:55.463Z</text:p>
          </table:table-cell>
          <table:table-cell table:formula="of:=INDIRECT(&quot;socialworker.A&quot;&amp;RANDBETWEEN(4;6))" office:value-type="string" office:string-value="ObjectId(5a6ca05f54123983bb121933)" calcext:value-type="string">
            <text:p>ObjectId(5a6ca05f54123983bb121933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Liwaiwai</text:p>
          </table:table-cell>
          <table:table-cell table:formula="of:=INDIRECT(&quot;pronouns.A&quot;&amp;RANDBETWEEN(1;8))" office:value-type="string" office:string-value="Neutral" calcext:value-type="string">
            <text:p>Neutral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float" office:value="5149991281" calcext:value-type="float">
            <text:p>5149991281</text:p>
          </table:table-cell>
          <table:table-cell table:formula="of:=INDIRECT(&quot;subject.A&quot;&amp;RANDBETWEEN(1;16))" office:value-type="string" office:string-value="Food Security" calcext:value-type="string">
            <text:p>Food Security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rganization" calcext:value-type="string">
            <text:p>Organizati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2:43:55.46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2:43:55.463Z</text:p>
          </table:table-cell>
          <table:table-cell table:formula="of:=INDIRECT(&quot;socialworker.A&quot;&amp;RANDBETWEEN(4;6))" office:value-type="string" office:string-value="ObjectId(5a6ca05f542712398bb12359)" calcext:value-type="string">
            <text:p>ObjectId(5a6ca05f542712398bb12359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Cindy</text:p>
          </table:table-cell>
          <table:table-cell table:formula="of:=INDIRECT(&quot;pronouns.A&quot;&amp;RANDBETWEEN(1;8))" office:value-type="string" office:string-value="Neutral" calcext:value-type="string">
            <text:p>Neutral</text:p>
          </table:table-cell>
          <table:table-cell table:formula="of:=INDIRECT(&quot;socialworker.A&quot;&amp;RANDBETWEEN(1;6))" office:value-type="string" office:string-value="ObjectId(5a6ca05f54297a0c500cbd41)" calcext:value-type="string">
            <text:p>ObjectId(5a6ca05f54297a0c500cbd41)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float" office:value="5145678901" calcext:value-type="float">
            <text:p>5145678901</text:p>
          </table:table-cell>
          <table:table-cell table:formula="of:=INDIRECT(&quot;subject.A&quot;&amp;RANDBETWEEN(1;16))" office:value-type="string" office:string-value="Name Change" calcext:value-type="string">
            <text:p>Name Change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rganization" calcext:value-type="string">
            <text:p>Organizati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15T16:00:06.294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15T16:00:06.294Z</text:p>
          </table:table-cell>
          <table:table-cell table:formula="of:=INDIRECT(&quot;socialworker.A&quot;&amp;RANDBETWEEN(4;6))" office:value-type="string" office:string-value="ObjectId(5a6ca05f542712398bb12359)" calcext:value-type="string">
            <text:p>ObjectId(5a6ca05f542712398bb12359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Katy</text:p>
          </table:table-cell>
          <table:table-cell table:formula="of:=INDIRECT(&quot;pronouns.A&quot;&amp;RANDBETWEEN(1;8))" office:value-type="string" office:string-value="Masculine" calcext:value-type="string">
            <text:p>Masculine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float" office:value="5147891231" calcext:value-type="float">
            <text:p>5147891231</text:p>
          </table:table-cell>
          <table:table-cell table:formula="of:=INDIRECT(&quot;subject.A&quot;&amp;RANDBETWEEN(1;16))" office:value-type="string" office:string-value="Immigration" calcext:value-type="string">
            <text:p>Immigration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ther person" calcext:value-type="string">
            <text:p>Other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na</text:p>
          </table:table-cell>
          <table:table-cell table:formula="of:=INDIRECT(&quot;pronouns.A&quot;&amp;RANDBETWEEN(1;8))" office:value-type="string" office:string-value="Undisclosed" calcext:value-type="string">
            <text:p>Undisclosed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4505672144" calcext:value-type="float">
            <text:p>4505672144</text:p>
          </table:table-cell>
          <table:table-cell table:formula="of:=INDIRECT(&quot;subject.A&quot;&amp;RANDBETWEEN(1;16))" office:value-type="string" office:string-value="Housing" calcext:value-type="string">
            <text:p>Housing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Trans person" calcext:value-type="string">
            <text:p>Trans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1:39:35.43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1:39:35.433Z</text:p>
          </table:table-cell>
          <table:table-cell table:formula="of:=INDIRECT(&quot;socialworker.A&quot;&amp;RANDBETWEEN(4;6))" office:value-type="string" office:string-value="ObjectId(5a6ca05f542712398bb12359)" calcext:value-type="string">
            <text:p>ObjectId(5a6ca05f542712398bb12359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Qubit</text:p>
          </table:table-cell>
          <table:table-cell table:formula="of:=INDIRECT(&quot;pronouns.A&quot;&amp;RANDBETWEEN(1;8))" office:value-type="string" office:string-value="Masculine" calcext:value-type="string">
            <text:p>Masculine</text:p>
          </table:table-cell>
          <table:table-cell table:formula="of:=INDIRECT(&quot;socialworker.A&quot;&amp;RANDBETWEEN(1;6))" office:value-type="string" office:string-value="ObjectId(5a6ca05f542712398bb12359)" calcext:value-type="string">
            <text:p>ObjectId(5a6ca05f542712398bb12359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5673792" calcext:value-type="float">
            <text:p>5145673792</text:p>
          </table:table-cell>
          <table:table-cell table:formula="of:=INDIRECT(&quot;subject.A&quot;&amp;RANDBETWEEN(1;16))" office:value-type="string" office:string-value="Job Finding" calcext:value-type="string">
            <text:p>Job Finding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Social worker" calcext:value-type="string">
            <text:p>Social worker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12T02:43:55.46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15T02:43:55.463Z</text:p>
          </table:table-cell>
          <table:table-cell table:formula="of:=INDIRECT(&quot;socialworker.A&quot;&amp;RANDBETWEEN(4;6))" office:value-type="string" office:string-value="ObjectId(5a6ca05f54123983bb121933)" calcext:value-type="string">
            <text:p>ObjectId(5a6ca05f54123983bb121933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Starlet</text:p>
          </table:table-cell>
          <table:table-cell table:formula="of:=INDIRECT(&quot;pronouns.A&quot;&amp;RANDBETWEEN(1;8))" office:value-type="string" office:string-value="Masculine" calcext:value-type="string">
            <text:p>Masculine</text:p>
          </table:table-cell>
          <table:table-cell table:formula="of:=INDIRECT(&quot;socialworker.A&quot;&amp;RANDBETWEEN(1;6))" office:value-type="string" office:string-value="ObjectId(5a6ca05f542712398bb12359)" calcext:value-type="string">
            <text:p>ObjectId(5a6ca05f542712398bb12359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7612391" calcext:value-type="float">
            <text:p>5147612391</text:p>
          </table:table-cell>
          <table:table-cell table:formula="of:=INDIRECT(&quot;subject.A&quot;&amp;RANDBETWEEN(1;16))" office:value-type="string" office:string-value="Medical" calcext:value-type="string">
            <text:p>Medical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ther person" calcext:value-type="string">
            <text:p>Other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2:43:55.46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2:43:55.463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hanna</text:p>
          </table:table-cell>
          <table:table-cell table:formula="of:=INDIRECT(&quot;pronouns.A&quot;&amp;RANDBETWEEN(1;8))" office:value-type="string" office:string-value="Feminine" calcext:value-type="string">
            <text:p>Feminine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4386783664" calcext:value-type="float">
            <text:p>4386783664</text:p>
          </table:table-cell>
          <table:table-cell table:formula="of:=INDIRECT(&quot;subject.A&quot;&amp;RANDBETWEEN(1;16))" office:value-type="string" office:string-value="Accompaniment" calcext:value-type="string">
            <text:p>Accompaniment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Social worker" calcext:value-type="string">
            <text:p>Social worker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string" calcext:value-type="string">
            <text:p>2018-03-31T16:00:06.294Z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string" calcext:value-type="string">
            <text:p>2018-03-31T16:00:06.294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nny</text:p>
          </table:table-cell>
          <table:table-cell table:formula="of:=INDIRECT(&quot;pronouns.A&quot;&amp;RANDBETWEEN(1;8))" office:value-type="string" office:string-value="Feminine" calcext:value-type="string">
            <text:p>Feminine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float" office:value="5146786348" calcext:value-type="float">
            <text:p>5146786348</text:p>
          </table:table-cell>
          <table:table-cell table:formula="of:=INDIRECT(&quot;subject.A&quot;&amp;RANDBETWEEN(1;16))" office:value-type="string" office:string-value="Name Change" calcext:value-type="string">
            <text:p>Name Change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ther person" calcext:value-type="string">
            <text:p>Other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</text:p>
          </table:table-cell>
          <table:table-cell table:formula="of:=INDIRECT(&quot;pronouns.A&quot;&amp;RANDBETWEEN(1;8))" office:value-type="string" office:string-value="Undisclosed" calcext:value-type="string">
            <text:p>Undisclosed</text:p>
          </table:table-cell>
          <table:table-cell table:formula="of:=INDIRECT(&quot;socialworker.A&quot;&amp;RANDBETWEEN(1;6))" office:value-type="string" office:string-value="ObjectId(5a6ca05f54297a0c500cbd41)" calcext:value-type="string">
            <text:p>ObjectId(5a6ca05f54297a0c500cbd41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7689467" calcext:value-type="float">
            <text:p>5147689467</text:p>
          </table:table-cell>
          <table:table-cell table:formula="of:=INDIRECT(&quot;subject.A&quot;&amp;RANDBETWEEN(1;16))" office:value-type="string" office:string-value="Name Change" calcext:value-type="string">
            <text:p>Name Change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Social worker" calcext:value-type="string">
            <text:p>Social worker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1:39:35.433Z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string" calcext:value-type="string">
            <text:p>2018-04-01T01:39:35.433Z</text:p>
          </table:table-cell>
          <table:table-cell table:formula="of:=INDIRECT(&quot;socialworker.A&quot;&amp;RANDBETWEEN(4;6))" office:value-type="string" office:string-value="ObjectId(5a6ca05f54123983bb121933)" calcext:value-type="string">
            <text:p>ObjectId(5a6ca05f54123983bb121933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Alpernia</text:p>
          </table:table-cell>
          <table:table-cell table:formula="of:=INDIRECT(&quot;pronouns.A&quot;&amp;RANDBETWEEN(1;8))" office:value-type="string" office:string-value="Feminine" calcext:value-type="string">
            <text:p>Feminine</text:p>
          </table:table-cell>
          <table:table-cell table:formula="of:=INDIRECT(&quot;socialworker.A&quot;&amp;RANDBETWEEN(1;6))" office:value-type="string" office:string-value="ObjectId(5a6ca05f54297a0c500cbd41)" calcext:value-type="string">
            <text:p>ObjectId(5a6ca05f54297a0c500cbd41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7895827" calcext:value-type="float">
            <text:p>5147895827</text:p>
          </table:table-cell>
          <table:table-cell table:formula="of:=INDIRECT(&quot;subject.A&quot;&amp;RANDBETWEEN(1;16))" office:value-type="string" office:string-value="Name Change" calcext:value-type="string">
            <text:p>Name Change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Social worker" calcext:value-type="string">
            <text:p>Social worker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2:43:55.46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2:43:55.463Z</text:p>
          </table:table-cell>
          <table:table-cell table:formula="of:=INDIRECT(&quot;socialworker.A&quot;&amp;RANDBETWEEN(4;6))" office:value-type="string" office:string-value="ObjectId(5a6ca05f54123983bb121933)" calcext:value-type="string">
            <text:p>ObjectId(5a6ca05f54123983bb121933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Hermione</text:p>
          </table:table-cell>
          <table:table-cell table:formula="of:=INDIRECT(&quot;pronouns.A&quot;&amp;RANDBETWEEN(1;8))" office:value-type="string" office:string-value="Feminine" calcext:value-type="string">
            <text:p>Feminine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6789255" calcext:value-type="float">
            <text:p>5146789255</text:p>
          </table:table-cell>
          <table:table-cell table:formula="of:=INDIRECT(&quot;subject.A&quot;&amp;RANDBETWEEN(1;16))" office:value-type="string" office:string-value="Food Security" calcext:value-type="string">
            <text:p>Food Security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Trans person" calcext:value-type="string">
            <text:p>Trans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2:43:55.46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2:43:55.463Z</text:p>
          </table:table-cell>
          <table:table-cell table:formula="of:=INDIRECT(&quot;socialworker.A&quot;&amp;RANDBETWEEN(4;6))" office:value-type="string" office:string-value="ObjectId(5a6ca05f542712398bb12359)" calcext:value-type="string">
            <text:p>ObjectId(5a6ca05f542712398bb12359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Diana</text:p>
          </table:table-cell>
          <table:table-cell table:formula="of:=INDIRECT(&quot;pronouns.A&quot;&amp;RANDBETWEEN(1;8))" office:value-type="string" office:string-value="Neutral" calcext:value-type="string">
            <text:p>Neutral</text:p>
          </table:table-cell>
          <table:table-cell table:formula="of:=INDIRECT(&quot;socialworker.A&quot;&amp;RANDBETWEEN(1;6))" office:value-type="string" office:string-value="ObjectId(5a6ca05f542712398bb12359)" calcext:value-type="string">
            <text:p>ObjectId(5a6ca05f542712398bb12359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4508718881" calcext:value-type="float">
            <text:p>4508718881</text:p>
          </table:table-cell>
          <table:table-cell table:formula="of:=INDIRECT(&quot;subject.A&quot;&amp;RANDBETWEEN(1;16))" office:value-type="string" office:string-value="Information" calcext:value-type="string">
            <text:p>Information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rganization" calcext:value-type="string">
            <text:p>Organizati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formula="of:=INDIRECT(&quot;socialworker.A&quot;&amp;RANDBETWEEN(4;6))" office:value-type="string" office:string-value="ObjectId(5a6ca05f542712398bb12359)" calcext:value-type="string">
            <text:p>ObjectId(5a6ca05f542712398bb12359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Artemisia</text:p>
          </table:table-cell>
          <table:table-cell table:formula="of:=INDIRECT(&quot;pronouns.A&quot;&amp;RANDBETWEEN(1;8))" office:value-type="string" office:string-value="Masculine" calcext:value-type="string">
            <text:p>Masculine</text:p>
          </table:table-cell>
          <table:table-cell table:formula="of:=INDIRECT(&quot;socialworker.A&quot;&amp;RANDBETWEEN(1;6))" office:value-type="string" office:string-value="ObjectId(5a6ca05f542712398bb12359)" calcext:value-type="string">
            <text:p>ObjectId(5a6ca05f542712398bb12359)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float" office:value="5143188888" calcext:value-type="float">
            <text:p>5143188888</text:p>
          </table:table-cell>
          <table:table-cell table:formula="of:=INDIRECT(&quot;subject.A&quot;&amp;RANDBETWEEN(1;16))" office:value-type="string" office:string-value="Accompaniment" calcext:value-type="string">
            <text:p>Accompaniment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rganization" calcext:value-type="string">
            <text:p>Organizati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cia</text:p>
          </table:table-cell>
          <table:table-cell table:formula="of:=INDIRECT(&quot;pronouns.A&quot;&amp;RANDBETWEEN(1;8))" office:value-type="string" office:string-value="Neutral" calcext:value-type="string">
            <text:p>Neutral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4381298888" calcext:value-type="float">
            <text:p>4381298888</text:p>
          </table:table-cell>
          <table:table-cell table:formula="of:=INDIRECT(&quot;subject.A&quot;&amp;RANDBETWEEN(1;16))" office:value-type="string" office:string-value="Name Change" calcext:value-type="string">
            <text:p>Name Change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Trans person" calcext:value-type="string">
            <text:p>Trans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19T01:39:35.433Z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4-01T01:39:35.433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a</text:p>
          </table:table-cell>
          <table:table-cell table:formula="of:=INDIRECT(&quot;pronouns.A&quot;&amp;RANDBETWEEN(1;8))" office:value-type="string" office:string-value="Masculine" calcext:value-type="string">
            <text:p>Masculine</text:p>
          </table:table-cell>
          <table:table-cell table:formula="of:=INDIRECT(&quot;socialworker.A&quot;&amp;RANDBETWEEN(1;6))" office:value-type="string" office:string-value="ObjectId(5a6ca05f54297a0c500cbd41)" calcext:value-type="string">
            <text:p>ObjectId(5a6ca05f54297a0c500cbd41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8882990" calcext:value-type="float">
            <text:p>5148882990</text:p>
          </table:table-cell>
          <table:table-cell table:formula="of:=INDIRECT(&quot;subject.A&quot;&amp;RANDBETWEEN(1;16))" office:value-type="string" office:string-value="Name Change" calcext:value-type="string">
            <text:p>Name Change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Trans person" calcext:value-type="string">
            <text:p>Trans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01T02:43:55.463Z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string" calcext:value-type="string">
            <text:p>2018-04-01T02:43:55.463Z</text:p>
          </table:table-cell>
          <table:table-cell table:formula="of:=INDIRECT(&quot;socialworker.A&quot;&amp;RANDBETWEEN(4;6))" office:value-type="string" office:string-value="ObjectId(5a6ca05f54123983bb121933)" calcext:value-type="string">
            <text:p>ObjectId(5a6ca05f54123983bb121933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table:formula="of:=INDIRECT(&quot;pronouns.A&quot;&amp;RANDBETWEEN(1;8))" office:value-type="string" office:string-value="Feminine" calcext:value-type="string">
            <text:p>Feminine</text:p>
          </table:table-cell>
          <table:table-cell table:formula="of:=INDIRECT(&quot;socialworker.A&quot;&amp;RANDBETWEEN(1;6))" office:value-type="string" office:string-value="ObjectId(5a6ca05f54123983bb121933)" calcext:value-type="string">
            <text:p>ObjectId(5a6ca05f54123983bb121933)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float" office:value="5149988911" calcext:value-type="float">
            <text:p>5149988911</text:p>
          </table:table-cell>
          <table:table-cell table:formula="of:=INDIRECT(&quot;subject.A&quot;&amp;RANDBETWEEN(1;16))" office:value-type="string" office:string-value="Housing" calcext:value-type="string">
            <text:p>Housing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Other person" calcext:value-type="string">
            <text:p>Other person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21T02:43:55.463Z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string" calcext:value-type="string">
            <text:p>2018-04-01T02:43:55.463Z</text:p>
          </table:table-cell>
          <table:table-cell table:formula="of:=INDIRECT(&quot;socialworker.A&quot;&amp;RANDBETWEEN(4;6))" office:value-type="string" office:string-value="ObjectId(5a6ca05f54123983bb121933)" calcext:value-type="string">
            <text:p>ObjectId(5a6ca05f54123983bb121933)</text:p>
          </table:table-cell>
          <table:table-cell office:value-type="string" calcext:value-type="string">
            <text:p>2018-04-01T01:39:35.433Z</text:p>
          </table:table-cell>
        </table:table-row>
        <table:table-row table:style-name="ro1">
          <table:table-cell office:value-type="string" calcext:value-type="string">
            <text:p>Gretchen</text:p>
          </table:table-cell>
          <table:table-cell table:formula="of:=INDIRECT(&quot;pronouns.A&quot;&amp;RANDBETWEEN(1;8))" office:value-type="string" office:string-value="Neutral" calcext:value-type="string">
            <text:p>Neutral</text:p>
          </table:table-cell>
          <table:table-cell table:formula="of:=INDIRECT(&quot;socialworker.A&quot;&amp;RANDBETWEEN(1;6))" office:value-type="string" office:string-value="ObjectId(5a6ca05f542712398bb12359)" calcext:value-type="string">
            <text:p>ObjectId(5a6ca05f542712398bb12359)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float" office:value="5148882001" calcext:value-type="float">
            <text:p>5148882001</text:p>
          </table:table-cell>
          <table:table-cell table:formula="of:=INDIRECT(&quot;subject.A&quot;&amp;RANDBETWEEN(1;16))" office:value-type="string" office:string-value="Medical" calcext:value-type="string">
            <text:p>Medical</text:p>
          </table:table-cell>
          <table:table-cell office:value-type="string" calcext:value-type="string">
            <text:p>[""]</text:p>
          </table:table-cell>
          <table:table-cell table:formula="of:=INDIRECT(&quot;callertype.A&quot;&amp;RANDBETWEEN(1;4))" office:value-type="string" office:string-value="Social worker" calcext:value-type="string">
            <text:p>Social worker</text:p>
          </table:table-cell>
          <table:table-cell table:formula="of:=INDIRECT(&quot;truefalse.A&quot;&amp;RANDBETWEEN(1;4))" office:value-type="string" office:string-value="false" calcext:value-type="string">
            <text:p>false</text:p>
          </table:table-cell>
          <table:table-cell office:value-type="string" calcext:value-type="string">
            <text:p>2018-03-31T16:00:06.294Z</text:p>
          </table:table-cell>
          <table:table-cell table:formula="of:=INDIRECT(&quot;truefalse.A&quot;&amp;RANDBETWEEN(1;4))" office:value-type="string" office:string-value="true" calcext:value-type="string">
            <text:p>true</text:p>
          </table:table-cell>
          <table:table-cell office:value-type="string" calcext:value-type="string">
            <text:p>2018-03-31T16:00:06.294Z</text:p>
          </table:table-cell>
          <table:table-cell table:formula="of:=INDIRECT(&quot;socialworker.A&quot;&amp;RANDBETWEEN(4;6))" office:value-type="string" office:string-value="ObjectId(5a6ca05f54123983bb121933)" calcext:value-type="string">
            <text:p>ObjectId(5a6ca05f54123983bb121933)</text:p>
          </table:table-cell>
          <table:table-cell office:value-type="string" calcext:value-type="string">
            <text:p>2018-04-01T01:39:35.433Z</text:p>
          </table:table-cell>
        </table:table-row>
      </table:table>
      <table:table table:name="truefalse" table:style-name="ta1">
        <table:table-column table:style-name="co1" table:default-cell-style-name="Default"/>
        <table:table-row table:style-name="ro1">
          <table:table-cell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false</text:p>
          </table:table-cell>
        </table:table-row>
      </table:table>
      <table:table table:name="subject" table:style-name="ta1">
        <table:table-column table:style-name="co1" table:default-cell-style-name="Default"/>
        <table:table-row table:style-name="ro1">
          <table:table-cell office:value-type="string" calcext:value-type="string">
            <text:p>Housing</text:p>
          </table:table-cell>
        </table:table-row>
        <table:table-row table:style-name="ro1">
          <table:table-cell office:value-type="string" calcext:value-type="string">
            <text:p>Medical</text:p>
          </table:table-cell>
        </table:table-row>
        <table:table-row table:style-name="ro1">
          <table:table-cell office:value-type="string" calcext:value-type="string">
            <text:p>Legal</text:p>
          </table:table-cell>
        </table:table-row>
        <table:table-row table:style-name="ro1">
          <table:table-cell office:value-type="string" calcext:value-type="string">
            <text:p>Accompaniment</text:p>
          </table:table-cell>
        </table:table-row>
        <table:table-row table:style-name="ro1">
          <table:table-cell office:value-type="string" calcext:value-type="string">
            <text:p>Financial</text:p>
          </table:table-cell>
        </table:table-row>
        <table:table-row table:style-name="ro1">
          <table:table-cell office:value-type="string" calcext:value-type="string">
            <text:p>Name Change</text:p>
          </table:table-cell>
        </table:table-row>
        <table:table-row table:style-name="ro1">
          <table:table-cell office:value-type="string" calcext:value-type="string">
            <text:p>Food Security</text:p>
          </table:table-cell>
        </table:table-row>
        <table:table-row table:style-name="ro1">
          <table:table-cell office:value-type="string" calcext:value-type="string">
            <text:p>Job Finding</text:p>
          </table:table-cell>
        </table:table-row>
        <table:table-row table:style-name="ro1">
          <table:table-cell office:value-type="string" calcext:value-type="string">
            <text:p>Immigration</text:p>
          </table:table-cell>
        </table:table-row>
        <table:table-row table:style-name="ro1">
          <table:table-cell office:value-type="string" calcext:value-type="string">
            <text:p>Victims of Violence</text:p>
          </table:table-cell>
        </table:table-row>
        <table:table-row table:style-name="ro1">
          <table:table-cell office:value-type="string" calcext:value-type="string">
            <text:p>Sexual Health</text:p>
          </table:table-cell>
        </table:table-row>
        <table:table-row table:style-name="ro1">
          <table:table-cell office:value-type="string" calcext:value-type="string">
            <text:p>Information</text:p>
          </table:table-cell>
        </table:table-row>
        <table:table-row table:style-name="ro1">
          <table:table-cell office:value-type="string" calcext:value-type="string">
            <text:p>Housing</text:p>
          </table:table-cell>
        </table:table-row>
        <table:table-row table:style-name="ro1">
          <table:table-cell office:value-type="string" calcext:value-type="string">
            <text:p>Medical</text:p>
          </table:table-cell>
        </table:table-row>
        <table:table-row table:style-name="ro1">
          <table:table-cell office:value-type="string" calcext:value-type="string">
            <text:p>Name Change</text:p>
          </table:table-cell>
        </table:table-row>
        <table:table-row table:style-name="ro1">
          <table:table-cell office:value-type="string" calcext:value-type="string">
            <text:p>Medical</text:p>
          </table:table-cell>
        </table:table-row>
      </table:table>
      <table:table table:name="pronouns" table:style-name="ta1">
        <table:table-column table:style-name="co1" table:default-cell-style-name="Default"/>
        <table:table-row table:style-name="ro1"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Masculine</text:p>
          </table:table-cell>
        </table:table-row>
        <table:table-row table:style-name="ro1">
          <table:table-cell office:value-type="string" calcext:value-type="string">
            <text:p>Undisclosed</text:p>
          </table:table-cell>
        </table:table-row>
        <table:table-row table:style-name="ro1"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Feminine</text:p>
          </table:table-cell>
        </table:table-row>
      </table:table>
      <table:table table:name="callertype" table:style-name="ta1">
        <table:table-column table:style-name="co1" table:default-cell-style-name="Default"/>
        <table:table-row table:style-name="ro1">
          <table:table-cell office:value-type="string" calcext:value-type="string">
            <text:p>Trans person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</table:table-row>
        <table:table-row table:style-name="ro1">
          <table:table-cell office:value-type="string" calcext:value-type="string">
            <text:p>Social worker</text:p>
          </table:table-cell>
        </table:table-row>
        <table:table-row table:style-name="ro1">
          <table:table-cell office:value-type="string" calcext:value-type="string">
            <text:p>Other person</text:p>
          </table:table-cell>
        </table:table-row>
        <table:table-row table:style-name="ro1">
          <table:table-cell office:value-type="string" calcext:value-type="string">
            <text:p>Trans person</text:p>
          </table:table-cell>
        </table:table-row>
      </table:table>
      <table:table table:name="socialworker" table:style-name="ta1">
        <table:table-column table:style-name="co10" table:default-cell-style-name="Default"/>
        <table:table-row table:style-name="ro1">
          <table:table-cell office:value-type="string" calcext:value-type="string">
            <text:p>ObjectId(5a6ca05f54297a0c500cbd41)</text:p>
          </table:table-cell>
        </table:table-row>
        <table:table-row table:style-name="ro1">
          <table:table-cell office:value-type="string" calcext:value-type="string">
            <text:p>ObjectId(5a6ca05f542712398bb12359)</text:p>
          </table:table-cell>
        </table:table-row>
        <table:table-row table:style-name="ro1">
          <table:table-cell office:value-type="string" calcext:value-type="string">
            <text:p>ObjectId(5a6ca05f54123983bb121933)</text:p>
          </table:table-cell>
        </table:table-row>
        <table:table-row table:style-name="ro1">
          <table:table-cell office:value-type="string" calcext:value-type="string">
            <text:p>ObjectId(5a6ca05f542712398bb12359)</text:p>
          </table:table-cell>
        </table:table-row>
        <table:table-row table:style-name="ro1">
          <table:table-cell office:value-type="string" calcext:value-type="string">
            <text:p>ObjectId(5a6ca05f54123983bb121933)</text:p>
          </table:table-cell>
        </table:table-row>
        <table:table-row table:style-name="ro1">
          <table:table-cell office:value-type="string" calcext:value-type="string">
            <text:p>ObjectId(5a6ca05f54123983bb12193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na Diaz</meta:initial-creator>
    <meta:creation-date>2018-04-02T11:39:41.690647854</meta:creation-date>
    <dc:date>2018-04-02T18:13:52.736506924</dc:date>
    <dc:creator>Adrianna Diaz</dc:creator>
    <meta:editing-duration>PT6M19S</meta:editing-duration>
    <meta:editing-cycles>3</meta:editing-cycles>
    <meta:generator>LibreOffice/5.3.0.3$MacOSX_X86_64 LibreOffice_project/7074905676c47b82bbcfbea1aeefc84afe1c50e1</meta:generator>
    <meta:document-statistic meta:table-count="6" meta:cell-count="321" meta:object-count="0"/>
  </office:meta>
</office:document-meta>
</file>